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24cc" officeooo:paragraph-rsid="000424cc" style:font-weight-asian="bold" style:font-weight-complex="bold"/>
    </style:style>
    <style:style style:name="P2" style:family="paragraph" style:parent-style-name="Standard">
      <style:text-properties fo:font-weight="bold" officeooo:rsid="00097667" officeooo:paragraph-rsid="00097667" style:font-weight-asian="bold" style:font-weight-complex="bold"/>
    </style:style>
    <style:style style:name="P3" style:family="paragraph" style:parent-style-name="Standard">
      <style:text-properties fo:font-weight="bold" officeooo:rsid="000b5015" officeooo:paragraph-rsid="000b5015" style:font-weight-asian="bold" style:font-weight-complex="bold"/>
    </style:style>
    <style:style style:name="P4" style:family="paragraph" style:parent-style-name="Standard">
      <style:text-properties fo:font-weight="bold" officeooo:rsid="000bc8d4" officeooo:paragraph-rsid="000bc8d4" style:font-weight-asian="bold" style:font-weight-complex="bold"/>
    </style:style>
    <style:style style:name="P5" style:family="paragraph" style:parent-style-name="Standard">
      <style:text-properties fo:font-weight="normal" officeooo:rsid="000ef477" officeooo:paragraph-rsid="000ef477" style:font-weight-asian="normal" style:font-weight-complex="normal"/>
    </style:style>
    <style:style style:name="P6" style:family="paragraph" style:parent-style-name="Standard">
      <style:text-properties fo:font-weight="normal" officeooo:rsid="00108940" officeooo:paragraph-rsid="00108940" style:font-weight-asian="normal" style:font-weight-complex="normal"/>
    </style:style>
    <style:style style:name="P7" style:family="paragraph" style:parent-style-name="Standard">
      <style:text-properties fo:font-size="18pt" fo:font-weight="bold" officeooo:rsid="00162084" officeooo:paragraph-rsid="00162084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officeooo:rsid="00172621" officeooo:paragraph-rsid="00172621" style:font-size-asian="18pt" style:font-weight-asian="bold" style:font-size-complex="18pt" style:font-weight-complex="bold"/>
    </style:style>
    <style:style style:name="P9" style:family="paragraph" style:parent-style-name="Standard">
      <style:text-properties fo:font-size="12pt" fo:font-weight="bold" officeooo:rsid="00172621" officeooo:paragraph-rsid="00172621" style:font-size-asian="12pt" style:font-weight-asian="bold" style:font-size-complex="12pt" style:font-weight-complex="bold"/>
    </style:style>
    <style:style style:name="P10" style:family="paragraph" style:parent-style-name="Standard">
      <style:text-properties officeooo:rsid="0019f100" officeooo:paragraph-rsid="0019f100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weight="bold" officeooo:rsid="00065762" officeooo:paragraph-rsid="00065762" style:font-weight-asian="bold" style:font-weight-complex="bold"/>
    </style:style>
    <style:style style:name="P12" style:family="paragraph" style:parent-style-name="Standard" style:list-style-name="L1">
      <style:text-properties fo:font-weight="normal" officeooo:rsid="000b5015" officeooo:paragraph-rsid="000b5015" style:font-weight-asian="normal" style:font-weight-complex="normal"/>
    </style:style>
    <style:style style:name="P13" style:family="paragraph" style:parent-style-name="Standard" style:list-style-name="L1">
      <style:text-properties fo:font-weight="normal" officeooo:rsid="000e4b19" officeooo:paragraph-rsid="000e4b19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097667" officeooo:paragraph-rsid="00097667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097667" officeooo:paragraph-rsid="00097667" style:font-weight-asian="normal" style:font-weight-complex="normal"/>
    </style:style>
    <style:style style:name="P16" style:family="paragraph" style:parent-style-name="Standard" style:list-style-name="L7">
      <style:text-properties fo:font-weight="normal" officeooo:rsid="00097667" officeooo:paragraph-rsid="00097667" style:font-weight-asian="normal" style:font-weight-complex="normal"/>
    </style:style>
    <style:style style:name="P17" style:family="paragraph" style:parent-style-name="Standard" style:list-style-name="L4">
      <style:text-properties fo:font-weight="normal" officeooo:rsid="000510eb" officeooo:paragraph-rsid="000510eb" style:font-weight-asian="normal" style:font-weight-complex="normal"/>
    </style:style>
    <style:style style:name="P18" style:family="paragraph" style:parent-style-name="Standard" style:list-style-name="L7">
      <style:text-properties fo:font-weight="normal" officeooo:rsid="000ad7b7" officeooo:paragraph-rsid="000ad7b7" style:font-weight-asian="normal" style:font-weight-complex="normal"/>
    </style:style>
    <style:style style:name="P19" style:family="paragraph" style:parent-style-name="Standard" style:list-style-name="L8">
      <style:text-properties fo:font-weight="normal" officeooo:rsid="001094f2" officeooo:paragraph-rsid="001094f2" style:font-weight-asian="normal" style:font-weight-complex="normal"/>
    </style:style>
    <style:style style:name="P20" style:family="paragraph" style:parent-style-name="Standard" style:list-style-name="L9">
      <style:text-properties fo:font-weight="normal" officeooo:rsid="000ef477" officeooo:paragraph-rsid="000ef477" style:font-weight-asian="normal" style:font-weight-complex="normal"/>
    </style:style>
    <style:style style:name="P21" style:family="paragraph" style:parent-style-name="Standard" style:list-style-name="L9">
      <style:text-properties fo:font-weight="normal" officeooo:rsid="000ef477" officeooo:paragraph-rsid="000f389f" style:font-weight-asian="normal" style:font-weight-complex="normal"/>
    </style:style>
    <style:style style:name="P22" style:family="paragraph" style:parent-style-name="Standard" style:list-style-name="L11">
      <style:text-properties fo:font-weight="normal" officeooo:rsid="000ef477" officeooo:paragraph-rsid="001e3a6e" style:font-weight-asian="normal" style:font-weight-complex="normal"/>
    </style:style>
    <style:style style:name="P23" style:family="paragraph" style:parent-style-name="Standard" style:list-style-name="L9">
      <style:text-properties fo:font-weight="normal" officeooo:rsid="001e3a6e" officeooo:paragraph-rsid="001e3a6e" style:font-weight-asian="normal" style:font-weight-complex="normal"/>
    </style:style>
    <style:style style:name="P24" style:family="paragraph" style:parent-style-name="Standard" style:list-style-name="L10">
      <style:text-properties fo:font-weight="normal" officeooo:rsid="001e3a6e" officeooo:paragraph-rsid="001e3a6e" style:font-weight-asian="normal" style:font-weight-complex="normal"/>
    </style:style>
    <style:style style:name="P25" style:family="paragraph" style:parent-style-name="Standard" style:list-style-name="L11">
      <style:text-properties fo:font-weight="normal" officeooo:rsid="001e3a6e" officeooo:paragraph-rsid="001e3a6e" style:font-weight-asian="normal" style:font-weight-complex="normal"/>
    </style:style>
    <style:style style:name="P26" style:family="paragraph" style:parent-style-name="Standard" style:list-style-name="L9">
      <style:text-properties fo:font-weight="normal" officeooo:rsid="00108940" officeooo:paragraph-rsid="00108940" style:font-weight-asian="normal" style:font-weight-complex="normal"/>
    </style:style>
    <style:style style:name="P27" style:family="paragraph" style:parent-style-name="Standard" style:list-style-name="L9">
      <style:text-properties fo:font-weight="normal" officeooo:rsid="000f389f" officeooo:paragraph-rsid="000f389f" style:font-weight-asian="normal" style:font-weight-complex="normal"/>
    </style:style>
    <style:style style:name="P28" style:family="paragraph" style:parent-style-name="Standard" style:list-style-name="L12">
      <style:text-properties fo:font-weight="normal" officeooo:rsid="00207c71" officeooo:paragraph-rsid="00207c71" style:font-weight-asian="normal" style:font-weight-complex="normal"/>
    </style:style>
    <style:style style:name="P29" style:family="paragraph" style:parent-style-name="Standard" style:list-style-name="L12">
      <style:text-properties fo:font-weight="normal" officeooo:rsid="0020fc07" officeooo:paragraph-rsid="0020fc07" style:font-weight-asian="normal" style:font-weight-complex="normal"/>
    </style:style>
    <style:style style:name="P30" style:family="paragraph" style:parent-style-name="Standard" style:list-style-name="L12">
      <style:text-properties fo:font-weight="normal" officeooo:rsid="002357fd" officeooo:paragraph-rsid="002357fd" style:font-weight-asian="normal" style:font-weight-complex="normal"/>
    </style:style>
    <style:style style:name="P31" style:family="paragraph" style:parent-style-name="Standard" style:list-style-name="L3">
      <style:text-properties officeooo:paragraph-rsid="0012bc41"/>
    </style:style>
    <style:style style:name="P32" style:family="paragraph" style:parent-style-name="Standard" style:list-style-name="L5">
      <style:text-properties officeooo:paragraph-rsid="00097667"/>
    </style:style>
    <style:style style:name="P33" style:family="paragraph" style:parent-style-name="Standard" style:list-style-name="L5">
      <style:text-properties officeooo:rsid="000510eb" officeooo:paragraph-rsid="000424cc"/>
    </style:style>
    <style:style style:name="P34" style:family="paragraph" style:parent-style-name="Standard" style:list-style-name="L5">
      <style:text-properties officeooo:rsid="00081914" officeooo:paragraph-rsid="00081914"/>
    </style:style>
    <style:style style:name="P35" style:family="paragraph" style:parent-style-name="Standard" style:list-style-name="L6">
      <style:text-properties officeooo:rsid="00081914" officeooo:paragraph-rsid="00065762"/>
    </style:style>
    <style:style style:name="P36" style:family="paragraph" style:parent-style-name="Standard" style:list-style-name="L5">
      <style:text-properties officeooo:rsid="00097667" officeooo:paragraph-rsid="00097667"/>
    </style:style>
    <style:style style:name="P37" style:family="paragraph" style:parent-style-name="Standard" style:list-style-name="L6">
      <style:text-properties officeooo:rsid="00065762" officeooo:paragraph-rsid="00065762"/>
    </style:style>
    <style:style style:name="P38" style:family="paragraph" style:parent-style-name="Standard" style:list-style-name="L9">
      <style:text-properties fo:font-weight="bold" officeooo:rsid="000ef477" officeooo:paragraph-rsid="000ef477" style:font-weight-asian="bold" style:font-weight-complex="bold"/>
    </style:style>
    <style:style style:name="P39" style:family="paragraph" style:parent-style-name="Standard" style:list-style-name="L12">
      <style:text-properties officeooo:rsid="0022b070" officeooo:paragraph-rsid="0022b070"/>
    </style:style>
    <style:style style:name="P40" style:family="paragraph" style:parent-style-name="Standard">
      <style:text-properties fo:font-size="12pt" fo:font-weight="bold" officeooo:rsid="0019f100" officeooo:paragraph-rsid="0019f100" style:font-size-asian="12pt" style:font-weight-asian="bold" style:font-size-complex="12pt" style:font-weight-complex="bold"/>
    </style:style>
    <style:style style:name="P41" style:family="paragraph" style:parent-style-name="Standard" style:list-style-name="L13">
      <style:text-properties fo:font-size="12pt" fo:font-weight="normal" officeooo:rsid="0019f100" officeooo:paragraph-rsid="0019f100" style:font-size-asian="12pt" style:font-weight-asian="normal" style:font-size-complex="12pt" style:font-weight-complex="normal"/>
    </style:style>
    <style:style style:name="P42" style:family="paragraph" style:parent-style-name="Standard" style:list-style-name="L15">
      <style:text-properties fo:font-size="12pt" fo:font-weight="normal" officeooo:rsid="0019f100" officeooo:paragraph-rsid="0019f100" style:font-size-asian="12pt" style:font-weight-asian="normal" style:font-size-complex="12pt" style:font-weight-complex="normal"/>
    </style:style>
    <style:style style:name="P43" style:family="paragraph" style:parent-style-name="Standard" style:list-style-name="L16">
      <style:text-properties fo:font-size="12pt" fo:font-weight="normal" officeooo:rsid="0019f100" officeooo:paragraph-rsid="0019f100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19f100" officeooo:paragraph-rsid="0019f100" style:font-size-asian="12pt" style:font-weight-asian="normal" style:font-size-complex="12pt" style:font-weight-complex="normal"/>
    </style:style>
    <style:style style:name="P45" style:family="paragraph" style:parent-style-name="Standard" style:list-style-name="L14">
      <style:text-properties fo:font-size="12pt" fo:font-weight="normal" officeooo:rsid="001ae624" officeooo:paragraph-rsid="001ae624" style:font-size-asian="12pt" style:font-weight-asian="normal" style:font-size-complex="12pt" style:font-weight-complex="normal"/>
    </style:style>
    <style:style style:name="P46" style:family="paragraph" style:parent-style-name="Standard" style:list-style-name="L15">
      <style:text-properties fo:font-size="12pt" fo:font-weight="normal" officeooo:rsid="00244fe9" officeooo:paragraph-rsid="00244fe9" style:font-size-asian="12pt" style:font-weight-asian="normal" style:font-size-complex="12pt" style:font-weight-complex="normal"/>
    </style:style>
    <style:style style:name="P47" style:family="paragraph" style:parent-style-name="Standard" style:list-style-name="L15">
      <style:text-properties officeooo:rsid="0019f100" officeooo:paragraph-rsid="0019f100"/>
    </style:style>
    <style:style style:name="T1" style:family="text">
      <style:text-properties officeooo:rsid="000b9e0e"/>
    </style:style>
    <style:style style:name="T2" style:family="text">
      <style:text-properties officeooo:rsid="000c9042"/>
    </style:style>
    <style:style style:name="T3" style:family="text">
      <style:text-properties officeooo:rsid="00108940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1aaf" style:font-weight-asian="normal" style:font-weight-complex="normal"/>
    </style:style>
    <style:style style:name="T6" style:family="text">
      <style:text-properties fo:font-weight="normal" officeooo:rsid="0020fc07" style:font-weight-asian="normal" style:font-weight-complex="normal"/>
    </style:style>
    <style:style style:name="T7" style:family="text">
      <style:text-properties fo:font-weight="normal" officeooo:rsid="002357fd" style:font-weight-asian="normal" style:font-weight-complex="normal"/>
    </style:style>
    <style:style style:name="T8" style:family="text">
      <style:text-properties officeooo:rsid="00161aaf"/>
    </style:style>
    <style:style style:name="T9" style:family="text">
      <style:text-properties officeooo:rsid="00162084"/>
    </style:style>
    <style:style style:name="T10" style:family="text">
      <style:text-properties fo:font-weight="bold" officeooo:rsid="001d45b5" style:font-weight-asian="bold" style:font-weight-complex="bold"/>
    </style:style>
    <style:style style:name="T11" style:family="text">
      <style:text-properties fo:font-weight="bold" officeooo:rsid="001e3a6e" style:font-weight-asian="bold" style:font-weight-complex="bold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1ae624" style:font-size-asian="12pt" style:font-weight-asian="bold" style:font-size-complex="12pt" style:font-weight-complex="bold"/>
    </style:style>
    <style:style style:name="T14" style:family="text">
      <style:text-properties fo:font-size="12pt" fo:font-weight="normal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172621" style:font-size-asian="12pt" style:font-weight-asian="normal" style:font-size-complex="12pt" style:font-weight-complex="normal"/>
    </style:style>
    <style:style style:name="T16" style:family="text">
      <style:text-properties officeooo:rsid="001e3a6e"/>
    </style:style>
    <style:style style:name="T17" style:family="text">
      <style:text-properties officeooo:rsid="0020fc07"/>
    </style:style>
    <style:style style:name="T18" style:family="text">
      <style:text-properties officeooo:rsid="002841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General:</text:p>
      <text:list xml:id="list357101868" text:style-name="L1">
        <text:list-item>
          <text:p text:style-name="P12">Error handling <text:span text:style-name="T2">of all exceptions </text:span><text:span text:style-name="T9">(especially lua </text:span><text:span text:style-name="T18">&amp; SDL</text:span><text:span text:style-name="T9">)</text:span></text:p>
        </text:list-item>
        <text:list-item>
          <text:p text:style-name="P13">Organized and modularized folder system</text:p>
        </text:list-item>
        <text:list-item>
          <text:p text:style-name="P12"/>
        </text:list-item>
      </text:list>
      <text:p text:style-name="P2"><text:span text:style-name="T3">Make file</text:span>:</text:p>
      <text:list xml:id="list4211925731" text:style-name="L2">
        <text:list-item>
          <text:p text:style-name="P14"/>
        </text:list-item>
      </text:list>
      <text:p text:style-name="P2">Debug Log:</text:p>
      <text:list xml:id="list1000546447" text:style-name="L3">
        <text:list-item>
          <text:p text:style-name="P15">Different logging types (action, error, warning)</text:p>
        </text:list-item>
        <text:list-item>
          <text:p text:style-name="P15">Timestamps for each log</text:p>
        </text:list-item>
        <text:list-item>
          <text:p text:style-name="P15">Live log file updates</text:p>
        </text:list-item>
        <text:list-item>
          <text:p text:style-name="P31">Single error <text:span text:style-name="T5">per</text:span> undefined <text:span text:style-name="T8">texture</text:span></text:p>
        </text:list-item>
        <text:list-item>
          <text:p text:style-name="P31"/>
        </text:list-item>
      </text:list>
      <text:p text:style-name="P7">Rendering</text:p>
      <text:p text:style-name="P1"><text:tab/>Rendering System:</text:p>
      <text:list xml:id="list39802432" text:style-name="L4">
        <text:list-item>
          <text:list>
            <text:list-item>
              <text:list>
                <text:list-item>
                  <text:p text:style-name="P17">Rendering of textures from specific coordinates on texture sheet</text:p>
                </text:list-item>
              </text:list>
            </text:list-item>
          </text:list>
        </text:list-item>
      </text:list>
      <text:list xml:id="list3410365311" text:style-name="L5">
        <text:list-item>
          <text:list>
            <text:list-item>
              <text:list>
                <text:list-item>
                  <text:p text:style-name="P33">Tile set mapping of textures</text:p>
                </text:list-item>
                <text:list-item>
                  <text:p text:style-name="P34">Dynamically sized tilesheets</text:p>
                </text:list-item>
                <text:list-item>
                  <text:p text:style-name="P34">Rendering index of tileset</text:p>
                </text:list-item>
                <text:list-item>
                  <text:p text:style-name="P34">Z order / stacking order</text:p>
                </text:list-item>
                <text:list-item>
                  <text:p text:style-name="P34">Rotation support</text:p>
                </text:list-item>
                <text:list-item>
                  <text:p text:style-name="P34">Transparency support</text:p>
                </text:list-item>
                <text:list-item>
                  <text:p text:style-name="P36">Texture colour tint support</text:p>
                </text:list-item>
                <text:list-item>
                  <text:p text:style-name="P32"/>
                </text:list-item>
              </text:list>
            </text:list-item>
          </text:list>
        </text:list-item>
      </text:list>
      <text:p text:style-name="P11"><text:tab/>Font System:</text:p>
      <text:list xml:id="list2889584811" text:style-name="L6">
        <text:list-item>
          <text:list>
            <text:list-item>
              <text:list>
                <text:list-item>
                  <text:p text:style-name="P37">Support for different fonts</text:p>
                </text:list-item>
                <text:list-item>
                  <text:p text:style-name="P37">Support for different font scales</text:p>
                </text:list-item>
                <text:list-item>
                  <text:p text:style-name="P35"/>
                </text:list-item>
              </text:list>
            </text:list-item>
          </text:list>
        </text:list-item>
      </text:list>
      <text:p text:style-name="P2"><text:tab/>Text Rendering System:</text:p>
      <text:list xml:id="list3805482606" text:style-name="L7">
        <text:list-item>
          <text:list>
            <text:list-item>
              <text:list>
                <text:list-item>
                  <text:p text:style-name="P16">Formatted text <text:span text:style-name="T1">(va_arg)</text:span></text:p>
                </text:list-item>
                <text:list-item>
                  <text:p text:style-name="P16">Space, backspace, tab (and other) character recognition</text:p>
                </text:list-item>
                <text:list-item>
                  <text:p text:style-name="P18">Coloured text support</text:p>
                </text:list-item>
                <text:list-item>
                  <text:p text:style-name="P18"/>
                </text:list-item>
              </text:list>
            </text:list-item>
          </text:list>
        </text:list-item>
      </text:list>
      <text:p text:style-name="P4"><text:tab/>Animations:</text:p>
      <text:list xml:id="list1496356109" text:style-name="L8">
        <text:list-item>
          <text:list>
            <text:list-item>
              <text:list>
                <text:list-item>
                  <text:p text:style-name="P19">Source texture sheet</text:p>
                </text:list-item>
                <text:list-item>
                  <text:p text:style-name="P19">Texture position</text:p>
                  <text:p text:style-name="P19"/>
                </text:list-item>
              </text:list>
            </text:list-item>
          </text:list>
        </text:list-item>
      </text:list>
      <text:list xml:id="list1927927940" text:style-name="L9">
        <text:list-item>
          <text:list>
            <text:list-item>
              <text:list>
                <text:list-header>
                  <text:p text:style-name="P38">Distortion type <text:span text:style-name="T16">(returns rect)</text:span></text:p>
                </text:list-header>
                <text:list-item>
                  <text:p text:style-name="P20">animation origin</text:p>
                </text:list-item>
                <text:list-item>
                  <text:p text:style-name="P23">Transition speed / time</text:p>
                </text:list-item>
                <text:list-item>
                  <text:p text:style-name="P26">option of transition type (lerp, linear)</text:p>
                </text:list-item>
                <text:list-item>
                  <text:p text:style-name="P20">Start / end size</text:p>
                </text:list-item>
                <text:list-item>
                  <text:p text:style-name="P20">Start / end position offset</text:p>
                </text:list-item>
                <text:list-item>
                  <text:p text:style-name="P20">Start / end rotation</text:p>
                </text:list-item>
                <text:list-item>
                  <text:p text:style-name="P27">rotation direction</text:p>
                </text:list-item>
                <text:list-item>
                  <text:p text:style-name="P21"/>
                </text:list-item>
              </text:list>
            </text:list-item>
          </text:list>
        </text:list-item>
      </text:list>
      <text:p text:style-name="P5"><text:tab/><text:tab/><text:span text:style-name="T11">Texture tint</text:span></text:p>
      <text:list xml:id="list3638611820" text:style-name="L10">
        <text:list-item>
          <text:p text:style-name="P24">Transition speed / time</text:p>
        </text:list-item>
      </text:list>
      <text:list xml:id="list1567087058" text:style-name="L11">
        <text:list-item>
          <text:p text:style-name="P25">Colour tint</text:p>
        </text:list-item>
        <text:list-item>
          <text:p text:style-name="P25">Transparency tint</text:p>
        </text:list-item>
        <text:list-item>
          <text:p text:style-name="P22"/>
        </text:list-item>
      </text:list>
      <text:list xml:id="list162529406624994" text:continue-list="list1927927940" text:style-name="L9">
        <text:list-item>
          <text:list>
            <text:list-item>
              <text:list>
                <text:list-header>
                  <text:p text:style-name="P38">Frame by Frame type</text:p>
                </text:list-header>
                <text:list-item>
                  <text:p text:style-name="P26">Start / end frame</text:p>
                </text:list-item>
                <text:list-item>
                  <text:p text:style-name="P26"><text:soft-page-break/>Screen position</text:p>
                </text:list-item>
                <text:list-item>
                  <text:p text:style-name="P26">Speed</text:p>
                </text:list-item>
                <text:list-item>
                  <text:p text:style-name="P26"/>
                </text:list-item>
              </text:list>
            </text:list-item>
          </text:list>
        </text:list-item>
      </text:list>
      <text:p text:style-name="P6"><text:tab/><text:span text:style-name="T10">Particle Systems:</text:span></text:p>
      <text:list xml:id="list2022716809" text:style-name="L12">
        <text:list-item>
          <text:p text:style-name="P28">Max number of particles</text:p>
        </text:list-item>
        <text:list-item>
          <text:p text:style-name="P28">Particle spawn area</text:p>
        </text:list-item>
        <text:list-item>
          <text:p text:style-name="P28">Whether or not particles can go beyond this area</text:p>
        </text:list-item>
        <text:list-item>
          <text:p text:style-name="P28">Particle deviation directions / <text:span text:style-name="T17">angle</text:span></text:p>
        </text:list-item>
        <text:list-item>
          <text:p text:style-name="P28">Particle speed</text:p>
        </text:list-item>
        <text:list-item>
          <text:p text:style-name="P29">Particle texture or coloured square</text:p>
        </text:list-item>
        <text:list-item>
          <text:p text:style-name="P39"><text:span text:style-name="T6">P</text:span><text:span text:style-name="T4">article size </text:span><text:span text:style-name="T7">(rect)</text:span></text:p>
        </text:list-item>
        <text:list-item>
          <text:p text:style-name="P30">Particle life length</text:p>
        </text:list-item>
        <text:list-item>
          <text:p text:style-name="P30"/>
        </text:list-item>
      </text:list>
      <text:p text:style-name="P8">Lua</text:p>
      <text:p text:style-name="P40"><text:tab/>Textures:</text:p>
      <text:list xml:id="list1418906970" text:style-name="L13">
        <text:list-item>
          <text:p text:style-name="P41">Name</text:p>
        </text:list-item>
        <text:list-item>
          <text:p text:style-name="P41">Path</text:p>
        </text:list-item>
        <text:list-item>
          <text:p text:style-name="P41">Size (calculated afterwards)</text:p>
        </text:list-item>
        <text:list-item>
          <text:p text:style-name="P41"/>
        </text:list-item>
      </text:list>
      <text:p text:style-name="P10"><text:span text:style-name="T14"><text:tab/></text:span><text:span text:style-name="T13">Tilesheets:</text:span></text:p>
      <text:list xml:id="list1032812724" text:style-name="L14">
        <text:list-item>
          <text:p text:style-name="P45">Name</text:p>
        </text:list-item>
        <text:list-item>
          <text:p text:style-name="P45">Texture path</text:p>
        </text:list-item>
        <text:list-item>
          <text:p text:style-name="P45">Tile size</text:p>
        </text:list-item>
        <text:list-item>
          <text:p text:style-name="P45">Number of tiles vertically and horizontally (calculated)</text:p>
        </text:list-item>
        <text:list-item>
          <text:p text:style-name="P45"/>
        </text:list-item>
      </text:list>
      <text:p text:style-name="P9"><text:tab/>Items:</text:p>
      <text:list xml:id="list4252804193" text:style-name="L15">
        <text:list-item>
          <text:p text:style-name="P47"><text:span text:style-name="T15">N</text:span><text:span text:style-name="T14">ame</text:span></text:p>
        </text:list-item>
        <text:list-item>
          <text:p text:style-name="P42">Tilesheet</text:p>
        </text:list-item>
        <text:list-item>
          <text:p text:style-name="P42">Texture index</text:p>
        </text:list-item>
        <text:list-item>
          <text:p text:style-name="P46">On drop function</text:p>
        </text:list-item>
        <text:list-item>
          <text:p text:style-name="P46">On pickup function</text:p>
        </text:list-item>
        <text:list-item>
          <text:p text:style-name="P42"/>
        </text:list-item>
      </text:list>
      <text:p text:style-name="P10"><text:span text:style-name="T14"><text:tab/></text:span><text:span text:style-name="T12">Blocks:</text:span></text:p>
      <text:list xml:id="list817391073" text:style-name="L16">
        <text:list-item>
          <text:p text:style-name="P43">Name</text:p>
        </text:list-item>
        <text:list-item>
          <text:p text:style-name="P43">Item tilesheet</text:p>
        </text:list-item>
        <text:list-item>
          <text:p text:style-name="P43">Item texture index</text:p>
        </text:list-item>
        <text:list-item>
          <text:p text:style-name="P43">Block tilesheets</text:p>
        </text:list-item>
        <text:list-item>
          <text:p text:style-name="P43">Block texture index</text:p>
        </text:list-item>
        <text:list-item>
          <text:p text:style-name="P43">Collision type</text:p>
        </text:list-item>
        <text:list-item>
          <text:p text:style-name="P43">Block layer</text:p>
        </text:list-item>
        <text:list-item>
          <text:p text:style-name="P43">Allow rotation</text:p>
        </text:list-item>
        <text:list-item>
          <text:p text:style-name="P43"/>
        </text:list-item>
      </text:list>
      <text:p text:style-name="P4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1.2$Windows_X86_64 LibreOffice_project/7cbcfc562f6eb6708b5ff7d7397325de9e764452</meta:generator>
    <dc:date>2020-11-22T22:48:40.459000000</dc:date>
    <meta:editing-duration>PT8H58M59S</meta:editing-duration>
    <meta:editing-cycles>32</meta:editing-cycles>
    <meta:document-statistic meta:table-count="0" meta:image-count="0" meta:object-count="0" meta:page-count="2" meta:paragraph-count="94" meta:word-count="324" meta:character-count="1702" meta:non-whitespace-character-count="1525"/>
  </office:meta>
</office:document-meta>
</file>